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4cm"/>
    </style:style>
    <style:style style:name="gr2" style:family="graphic" style:parent-style-name="standard">
      <style:graphic-properties draw:textarea-horizontal-align="justify" draw:textarea-vertical-align="middle" draw:auto-grow-height="false" fo:min-height="0.676cm" fo:min-width="3.76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cm" fo:min-width="1.6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draw:textarea-horizontal-align="justify" draw:textarea-vertical-align="middle" draw:auto-grow-height="false" fo:min-height="1.051cm" fo:min-width="3.402cm"/>
    </style:style>
    <style:style style:name="gr8" style:family="graphic" style:parent-style-name="standard">
      <style:graphic-properties draw:textarea-horizontal-align="justify" draw:textarea-vertical-align="middle" draw:auto-grow-height="false" fo:min-height="1.45cm" fo:min-width="2.4cm"/>
    </style:style>
    <style:style style:name="gr9" style:family="graphic" style:parent-style-name="standard">
      <style:graphic-properties draw:textarea-horizontal-align="justify" draw:textarea-vertical-align="middle" draw:auto-grow-height="false" fo:min-height="0.65cm" fo:min-width="2.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9cm" svg:height="1cm" svg:x="8.3cm" svg:y="3.5cm">
          <text:p text:style-name="P1">medir 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6cm" svg:height="1cm" svg:x="7.5cm" svg:y="1.4cm">
          <text:p text:style-name="P1">Robot sencill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xml:id="id3" draw:id="id3" draw:layer="layout" svg:x1="9.775cm" svg:y1="2.4cm" svg:x2="9.725cm" svg:y2="3.5cm" svg:d="M9775 2400v551h-50v549" svg:viewBox="0 0 51 1101">
          <text:p/>
        </draw:connector>
        <draw:custom-shape draw:style-name="gr4" draw:text-style-name="P1" xml:id="id1" draw:id="id1" draw:layer="layout" svg:width="4.2cm" svg:height="2.1cm" svg:x="7.6cm" svg:y="6.2cm">
          <text:p text:style-name="P1"><text:s text:c="2"/>X&lt;20 cm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7.6cm" svg:y1="7.25cm" svg:x2="6.4cm" svg:y2="7.25cm" draw:start-shape="id1" draw:start-glue-point="5" draw:end-shape="id2" draw:end-glue-point="7" svg:d="M7600 7250h-1200" svg:viewBox="0 0 1201 1">
          <text:p/>
        </draw:connector>
        <draw:frame draw:style-name="gr5" draw:text-style-name="P2" draw:layer="layout" svg:width="1.9cm" svg:height="0.962cm" svg:x="10cm" svg:y="8.138cm">
          <draw:text-box>
            <text:p>sí</text:p>
          </draw:text-box>
        </draw:frame>
        <draw:frame draw:style-name="gr6" draw:text-style-name="P2" draw:layer="layout" svg:width="1.5cm" svg:height="1.2cm" svg:x="6.6cm" svg:y="6.2cm">
          <draw:text-box>
            <text:p>No</text:p>
          </draw:text-box>
        </draw:frame>
        <draw:connector draw:style-name="gr3" draw:text-style-name="P1" draw:layer="layout" svg:x1="9.725cm" svg:y1="6.2cm" svg:x2="9.775cm" svg:y2="4.5cm" svg:d="M9725 6200v-849h50v-851" svg:viewBox="0 0 51 1701">
          <text:p/>
        </draw:connector>
        <draw:connector draw:style-name="gr3" draw:text-style-name="P1" draw:layer="layout" svg:x1="9.725cm" svg:y1="8.3cm" svg:x2="9.775cm" svg:y2="9.9cm" svg:d="M9725 8300v801h50v799" svg:viewBox="0 0 51 1601">
          <text:p/>
        </draw:connector>
        <draw:connector draw:style-name="gr3" draw:text-style-name="P1" draw:layer="layout" svg:x1="3.5cm" svg:y1="7.25cm" svg:x2="9.75cm" svg:y2="2.951cm" draw:start-shape="id2" draw:start-glue-point="5" draw:end-shape="id3" draw:end-glue-point="0" svg:d="M3500 7250h-501v-4299h6751" svg:viewBox="0 0 6752 4300">
          <text:p/>
        </draw:connector>
        <draw:custom-shape draw:style-name="gr2" draw:text-style-name="P1" draw:layer="layout" svg:width="4.6cm" svg:height="1cm" svg:x="1.1cm" svg:y="11.1cm">
          <text:p text:style-name="P1">salvaobstáculo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" xml:id="id6" draw:id="id6" draw:layer="layout" svg:width="5.1cm" svg:height="1.3cm" svg:x="7.2cm" svg:y="9.9cm">
          <text:p text:style-name="P1">salvaobstáculo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1" xml:id="id2" draw:id="id2" draw:layer="layout" svg:width="2.9cm" svg:height="1.7cm" svg:x="3.5cm" svg:y="6.4cm">
          <text:p text:style-name="P1">adelan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4" draw:id="id4" draw:layer="layout" svg:width="2.9cm" svg:height="0.9cm" svg:x="2cm" svg:y="12.45cm">
          <text:p text:style-name="P1">para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5" draw:id="id5" draw:layer="layout" svg:width="2.9cm" svg:height="0.9cm" svg:x="2cm" svg:y="13.9cm">
          <text:p text:style-name="P1">gira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6cm" svg:height="1cm" svg:x="1.1cm" svg:y="15.4cm">
          <text:p text:style-name="P1">retur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3.425cm" svg:y1="12.1cm" svg:x2="3.45cm" svg:y2="12.45cm" draw:end-shape="id4" draw:end-glue-point="4" svg:d="M3425 12100v-151h25v501" svg:viewBox="0 0 26 502">
          <text:p/>
        </draw:connector>
        <draw:connector draw:style-name="gr3" draw:text-style-name="P1" draw:layer="layout" svg:x1="3.45cm" svg:y1="13.35cm" svg:x2="3.45cm" svg:y2="13.9cm" draw:start-shape="id4" draw:start-glue-point="6" draw:end-shape="id5" draw:end-glue-point="4" svg:d="M3450 13350v550" svg:viewBox="0 0 1 551">
          <text:p/>
        </draw:connector>
        <draw:connector draw:style-name="gr3" draw:text-style-name="P1" draw:layer="layout" svg:x1="3.45cm" svg:y1="14.8cm" svg:x2="3.425cm" svg:y2="15.4cm" draw:start-shape="id5" draw:start-glue-point="6" svg:d="M3450 14800v551h-25v49" svg:viewBox="0 0 26 601">
          <text:p/>
        </draw:connector>
        <draw:connector draw:style-name="gr3" draw:text-style-name="P1" draw:layer="layout" draw:line-skew="0cm 7.001cm" svg:x1="9.75cm" svg:y1="11.2cm" svg:x2="9.75cm" svg:y2="2.951cm" draw:start-shape="id6" draw:start-glue-point="2" draw:end-shape="id3" draw:end-glue-point="0" svg:d="M9750 11200v502h3950v-8751h-3950" svg:viewBox="0 0 3951 8752">
          <text:p/>
        </draw:connector>
        <draw:frame draw:style-name="gr10" draw:text-style-name="P2" draw:layer="layout" svg:width="7.707cm" svg:height="0.962cm" svg:x="8.893cm" svg:y="14.838cm">
          <draw:text-box>
            <text:p>X = distancia al obstácul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2:44.369000000</meta:creation-date>
    <dc:date>2018-04-30T18:14:20.981000000</dc:date>
    <meta:editing-duration>PT11M38S</meta:editing-duration>
    <meta:editing-cycles>1</meta:editing-cycles>
    <meta:document-statistic meta:object-count="21"/>
    <meta:generator>LibreOffice/5.0.2.2$Windows_x86 LibreOffice_project/37b43f919e4de5eeaca9b9755ed688758a8251fe</meta:generator>
  </office:meta>
</office:document-meta>
</file>